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margin-left="0in" fo:margin-right="0in" fo:orphans="2" fo:widows="2" fo:text-indent="0in" style:auto-text-indent="false"/>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22222" style:font-name="Arial1" fo:font-size="18pt" fo:letter-spacing="normal" fo:font-style="normal" fo:font-weight="bold" style:font-size-asian="18pt" style:font-weight-asian="bold" style:font-size-complex="18pt" style:font-weight-complex="bold"/>
    </style:style>
    <style:style style:name="P4" style:family="paragraph" style:parent-style-name="Standard">
      <style:paragraph-properties fo:margin-left="0.2917in" fo:margin-right="0in" fo:orphans="2" fo:widows="2" fo:text-indent="0in" style:auto-text-indent="false"/>
      <style:text-properties fo:font-variant="normal" fo:text-transform="none" fo:color="#222222" style:font-name="Arial1" fo:letter-spacing="normal"/>
    </style:style>
    <style:style style:name="T1" style:family="text">
      <style:text-properties fo:font-size="12pt" fo:font-style="normal" fo:font-weight="normal"/>
    </style:style>
    <style:style style:name="T2" style:family="text">
      <style:text-properties fo:font-size="12pt" fo:font-style="normal" fo:font-weight="normal" officeooo:rsid="001fca54"/>
    </style:style>
    <style:style style:name="T3" style:family="text">
      <style:text-properties fo:font-size="12pt" fo:font-style="normal" fo:font-weight="normal" officeooo:rsid="0021848d"/>
    </style:style>
    <style:style style:name="T4" style:family="text">
      <style:text-properties officeooo:rsid="001fca54"/>
    </style:style>
    <style:style style:name="T5" style:family="text">
      <style:text-properties officeooo:rsid="0021848d"/>
    </style:style>
    <style:style style:name="T6" style:family="text">
      <style:text-properties officeooo:rsid="00230c0e"/>
    </style:style>
    <style:style style:name="T7" style:family="text">
      <style:text-properties fo:font-style="italic" style:font-style-asian="italic" style:font-style-complex="italic"/>
    </style:style>
    <style:style style:name="T8" style:family="text">
      <style:text-properties fo:font-style="italic" officeooo:rsid="00230c0e"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solid" style:text-underline-width="auto" style:text-underline-color="font-color" officeooo:rsid="00230c0e"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230c0e"/>
    </style:style>
    <style:style style:name="T14" style:family="text">
      <style:text-properties style:text-underline-style="solid" style:text-underline-width="auto" style:text-underline-color="font-color" style:font-style-asian="normal" style:font-style-complex="normal"/>
    </style:style>
    <style:style style:name="T15" style:family="text">
      <style:text-properties style:text-underline-style="solid" style:text-underline-width="auto" style:text-underline-color="font-color" officeooo:rsid="00230c0e" style:font-style-asian="normal" style:font-style-complex="normal"/>
    </style:style>
    <style:style style:name="T16" style:family="text">
      <style:text-properties style:text-underline-style="solid" style:text-underline-width="auto" style:text-underline-color="font-color" style:font-style-asian="normal" style:font-weight-asian="normal" style:font-style-complex="normal" style:font-weight-complex="normal"/>
    </style:style>
    <style:style style:name="T17" style:family="text">
      <style:text-properties style:text-underline-style="solid" style:text-underline-width="auto" style:text-underline-color="font-color" officeooo:rsid="00230c0e"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style:text-underline-style="solid" style:text-underline-width="auto" style:text-underline-color="font-color" fo:font-weight="bold" officeooo:rsid="00230c0e" style:font-style-asian="normal" style:font-weight-asian="bold" style:font-style-complex="normal" style:font-weight-complex="bold"/>
    </style:style>
    <style:style style:name="T20" style:family="text">
      <style:text-properties style:text-underline-style="none" style:font-style-asian="normal" style:font-weight-asian="normal" style:font-style-complex="normal" style:font-weight-complex="normal"/>
    </style:style>
    <style:style style:name="T21" style:family="text">
      <style:text-properties style:text-underline-style="none" officeooo:rsid="00230c0e" style:font-style-asian="normal" style:font-weight-asian="normal" style:font-style-complex="normal" style:font-weight-complex="normal"/>
    </style:style>
    <style:style style:name="T22" style:family="text">
      <style:text-properties officeooo:rsid="0023d5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ABE <text:span text:style-name="T4">Architecture</text:span></text:p>
      <text:p text:style-name="P2"/>
      <text:p text:style-name="P2">AABE is the resulting descriptor of a social construct among Humans operating in a healthy collective. It is the description of the end result when that social construct is healthy; it produces a Business Environment which displays Agility and Adaptability.</text:p>
      <text:p text:style-name="P2"/>
      <text:p text:style-name="P2">Often metaphorically compared to DNA because it is a fundamental construct that must be encoded with vital information which instructs the living organism; <text:span text:style-name="T4">in this regard </text:span>AABE, like DNA, is a knowledge-base.</text:p>
      <text:p text:style-name="P2"/>
      <text:p text:style-name="P2">To understand AABE one must first understand Humanity. At least some basic truths about Humanity must first be understood. These can be summarized by the following axioms:</text:p>
      <text:p text:style-name="P4"><text:span text:style-name="T1">H1 - Humans are internally conflicted about Security and Freedom.</text:span></text:p>
      <text:p text:style-name="P4"><text:span text:style-name="T1">H2 - Motivation is somewhere between Pain:Pleasure and Egoism:Altruism.</text:span></text:p>
      <text:p text:style-name="P4"><text:span text:style-name="T1">H3 - Social behavior is a balance between Belonging &amp; Co</text:span><text:span text:style-name="T3">nvic</text:span><text:span text:style-name="T1">tion.</text:span></text:p>
      <text:p text:style-name="P4"><text:span text:style-name="T1">H4 - Belonging is the product of Culture.</text:span></text:p>
      <text:p text:style-name="P4"><text:span text:style-name="T4">H</text:span><text:span text:style-name="T1">5 - Social Equilibrium is the balance between </text:span><text:span text:style-name="T3">our</text:span><text:span text:style-name="T1"> Tribal and Teamal identit</text:span><text:span text:style-name="T3">ies,</text:span><text:span text:style-name="T1"> reflecting the social constructs of Security &amp; Freedom.</text:span></text:p>
      <text:p text:style-name="P4"><text:span text:style-name="T4">H</text:span><text:span text:style-name="T1">6 - Loyalty is the product of the Bonding forces experienced over time among individuals </text:span><text:span text:style-name="T3">and </text:span><text:span text:style-name="T1">the </text:span><text:span text:style-name="T3">C</text:span><text:span text:style-name="T1">ollective.</text:span></text:p>
      <text:p text:style-name="P4"><text:span text:style-name="T2">H</text:span><text:span text:style-name="T1">7 - Assimilation into a collective is progressive through a predictable pathology.</text:span></text:p>
      <text:p text:style-name="P4"><text:span text:style-name="T2">H</text:span><text:span text:style-name="T1">8 - Responsibility is received in terms of Accountability and Authority.</text:span></text:p>
      <text:p text:style-name="P4"><text:span text:style-name="T2">H</text:span><text:span text:style-name="T1">9 - Governance of </text:span><text:span text:style-name="T3">a </text:span><text:span text:style-name="T1">society is the aggregate of the individuals' ability to govern themselves.</text:span></text:p>
      <text:p text:style-name="P4"/>
      <text:p text:style-name="P2">Addressing each of these truths about Humanity <text:span text:style-name="T6">in terms of</text:span> healthy social constructs gives us the basic building blocks with which to engineer the AABE social-framework.</text:p>
      <text:p text:style-name="P2"/>
      <text:p text:style-name="P2"><text:span text:style-name="T5">H</text:span>1) To be human is to be physical (body), mental (mind), and spiritual (soul). We are all biologically driven toward <text:span text:style-name="T8">S</text:span><text:span text:style-name="T7">ecurity</text:span>. While at the same time, we are individually and collectively driven toward <text:span text:style-name="T8">F</text:span><text:span text:style-name="T7">reedom</text:span>. We all exp<text:span text:style-name="T6">erience </text:span>the need for <text:span text:style-name="T7">safety</text:span> (boring) and the need for <text:span text:style-name="T7">variety</text:span> (entertaining) as well as the need for <text:span text:style-name="T7">fulfillment</text:span> (satisfying).</text:p>
      <text:p text:style-name="P2"/>
      <text:p text:style-name="P2">While our experience of <text:span text:style-name="T7">Security</text:span> and <text:span text:style-name="T7">Freedom</text:span> are mutually exclusive, causing an internal conflict (because we can only have the one at the loss of the other) <text:span text:style-name="T8">f</text:span><text:span text:style-name="T7">ulfillment</text:span> comes from achievement. In order for us to achieve anything there has to be a degree of both <text:span text:style-name="T7">Security</text:span> and <text:span text:style-name="T7">Freedom</text:span> surrounding the <text:span text:style-name="T8">P</text:span><text:span text:style-name="T7">urpose</text:span>ful idea d<text:span text:style-name="T6">rivi</text:span>ng that achievement. For this reason when our <text:span text:style-name="T7">Purpose</text:span> becomes clear within us the conflict between <text:span text:style-name="T7">Security</text:span> and <text:span text:style-name="T7">Freedom</text:span> naturally reconciles. This is called <text:span text:style-name="T21">T</text:span><text:span text:style-name="T20">he Grand Compromise</text:span>.</text:p>
      <text:p text:style-name="P2"/>
      <text:p text:style-name="P2">Therefore our first building block is <text:span text:style-name="T12">The </text:span><text:span text:style-name="T11">Grand Compromise</text:span>.</text:p>
      <text:p text:style-name="P2"/>
      <text:p text:style-name="P2"><text:span text:style-name="T22">H</text:span>2) Because every Behavior follows the emotion that motivates it, to understand the elements of this emotion called motivation empowers the alignment of motive[?]. There are two mutually exclusive pairs of elements which intersect[?] each other. Motive is then easily understood as two intersecting continuums each decoding a point in relationship of that pair.</text:p>
      <text:p text:style-name="P2"/>
      <text:p text:style-name="P2"><text:soft-page-break/>Plotted on a graph these two factors on the X and Y axis combine giving a single point of motivation in one of four quadrants. At the center intersection motive is zero so there is no evidence of the emotion known as motivation.</text:p>
      <text:p text:style-name="P2">Because we may experience several motives in any given context, each of which could be from differing quadrants and may drive us in different direction, there is a need for Motive Alignment within the individual and the collective as a whole. The key here is to recognize that all four elements are perceptions. Perceptions are simply sufficient sensitivities which are calibratable, therefore [?] and experienceable[?]. </text:p>
      <text:p text:style-name="P2"/>
      <text:p text:style-name="P2">Therefore our second building block is Motive Alignment.</text:p>
      <text:p text:style-name="P2"/>
      <text:p text:style-name="P2">3) Gathering many individuals together into a cohesive Collective where behavior is predictable is a matter of clearly defined social norms and the calling out of dissenters[?]. This speaks to Motive Alignment on a grand scale. The first fundamental is that Humans are social animals who have an instinctive need to Belong to the group. This need drives us to “fit-in” to “go along to get along.” Behavioral alignment is easy in social groups unless an individual has an opposing conviction. The degree of Motive associated with the specific context is the energy driving this Conviction.</text:p>
      <text:p text:style-name="P2"/>
      <text:p text:style-name="P2">Therefore when the individual has a highly energized conviction, it may fall in agreement with the social norm and propel them to lead the group. It may also fall into disagreement, in which case the value of Belonging is weighed against the energy of Conviction causing the behavior to follow the greater weight. There are a number of sway factors if they weigh close to equal which may precipitate variable[?] behavior. Culling[?] belonging and a[???] of the sway factors are manageable elements.</text:p>
      <text:p text:style-name="P2"/>
      <text:p text:style-name="P2">Therefore the third building block is in Social Alignment. </text:p>
      <text:p text:style-name="P2"/>
      <text:p text:style-name="P2">4) Getting to social alignment has two major factors which naturally occur but are not necessarily spontaneous. When the social norms are clarified a natural culling occurs; the dissenter is repelled and often withdrawn automatically. If not the majority will act to drive the dissenter out.</text:p>
      <text:p text:style-name="P2"/>
      <text:p text:style-name="P2">The key component here is the clarification of the social norms, or customs, or culture. Culture in groups aligned by intent such that a movement occurs has four hierarchical components. A common Ethos, Cause, Vision, and Mission, all of which are expressible. </text:p>
      <text:p text:style-name="P2"/>
      <text:p text:style-name="P2">Therefore the fourth building block is Culture.</text:p>
      <text:p text:style-name="P2"/>
      <text:p text:style-name="P2">5) As the collective begins to develop into an organic entity with its own identity it will reflect the fundamental aspect of Humanity: Mind, Body, and Soul/Spirit. As such the competition between Security and Freedom are evident. Tribalism is the [?] of groups who bond around ideologies that protect them against threats. This is the personification of the human need for Security. Teams form around objectives with groups bonding over the adventure, taking risk together. This is the personification of the human need for Freedom.</text:p>
      <text:p text:style-name="P2"/>
      <text:p text:style-name="P2">Taking the whole of the Collective into account puts Tribes and Teams on opposing sides of the many issues needing to be resolved by its Collective Consciousness. Bringing these opposing elements to equilibrium is simply the weighing of the what to do question. Taking a <text:soft-page-break/>vote determines a course of action is to define a purpose and serves to affect the Grand Compromise for the entire Collective.</text:p>
      <text:p text:style-name="P2"/>
      <text:p text:style-name="P2">Therefore the fifth building block is Social Equilibrium. </text:p>
      <text:p text:style-name="P2"/>
      <text:p text:style-name="P2">6) The emotion acting as mortar between bricks or glue between cells of the body as a while is loyalty. This emotion grows over time as the product of experience in reciprocity with individuals, groups and the whole Collective. It aggregates into a need to take care of, give back to, look out for, etc. the welfare of the Collective or parts thereof. This is the willingness to put the needs of the many ahead of any personal gains in any given situation.</text:p>
      <text:p text:style-name="P2"/>
      <text:p text:style-name="P2">The development of loyalty is the product of how well the Bonding Forces are arranged [?] throughout the the multiplexity of cross-collaboration in the Collective. Management in loyalty is a matter of measurement which is an engineering exercise.</text:p>
      <text:p text:style-name="P2"/>
      <text:p text:style-name="P2">Therefore, the sixth building block is Loyalty (Management).</text:p>
      <text:p text:style-name="P2"/>
      <text:p text:style-name="P2">7) Taking into account that a well Cultured Collective will only attract individuals who resonate with that Culture we can assume there is a high degree of Motivational and Social alignment. Then comes the g[???] of assimilation of the individual with the body of the Collective in a way that is natural and organic. Full assimilation speaks to deployability across the whole mission of the enterprise whenever their skills may be need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30T11:45:49.138404604</meta:creation-date>
    <dc:date>2020-04-30T12:12:15.412831587</dc:date>
    <meta:editing-duration>PT26M25S</meta:editing-duration>
    <meta:editing-cycles>4</meta:editing-cycles>
    <meta:generator>LibreOffice/5.1.6.2$Linux_X86_64 LibreOffice_project/10m0$Build-2</meta:generator>
    <meta:document-statistic meta:table-count="0" meta:image-count="0" meta:object-count="0" meta:page-count="3" meta:paragraph-count="34" meta:word-count="1201" meta:character-count="7462" meta:non-whitespace-character-count="6291"/>
  </office:meta>
</office:document-meta>
</file>